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72.057cm" table:align="left"/>
    </style:style>
    <style:style style:name="Table1.A" style:family="table-column">
      <style:table-column-properties style:column-width="0.413cm"/>
    </style:style>
    <style:style style:name="Table1.B" style:family="table-column">
      <style:table-column-properties style:column-width="1.448cm"/>
    </style:style>
    <style:style style:name="Table1.C" style:family="table-column">
      <style:table-column-properties style:column-width="3.882cm"/>
    </style:style>
    <style:style style:name="Table1.D" style:family="table-column">
      <style:table-column-properties style:column-width="3.655cm"/>
    </style:style>
    <style:style style:name="Table1.E" style:family="table-column">
      <style:table-column-properties style:column-width="3.812cm"/>
    </style:style>
    <style:style style:name="Table1.I" style:family="table-column">
      <style:table-column-properties style:column-width="4.235cm"/>
    </style:style>
    <style:style style:name="Table1.K" style:family="table-column">
      <style:table-column-properties style:column-width="3.671cm"/>
    </style:style>
    <style:style style:name="Table1.L" style:family="table-column">
      <style:table-column-properties style:column-width="0.496cm"/>
    </style:style>
    <style:style style:name="Table1.M" style:family="table-column">
      <style:table-column-properties style:column-width="4.023cm"/>
    </style:style>
    <style:style style:name="Table1.U" style:family="table-column">
      <style:table-column-properties style:column-width="1.66cm"/>
    </style:style>
    <style:style style:name="Table1.V" style:family="table-column">
      <style:table-column-properties style:column-width="1.21cm"/>
    </style:style>
    <style:style style:name="Table1.A1" style:family="table-cell">
      <style:table-cell-properties style:vertical-align="middle" style:border-line-width-left="0.007cm 0.007cm 0.007cm" style:border-line-width-right="0.007cm 0.007cm 0.007cm" style:border-line-width-top="0.007cm 0.007cm 0.007cm" style:border-line-width-bottom="0cm 0.004cm 0.002cm" fo:padding="0.049cm" fo:border-left="0.65pt double #808080" fo:border-right="0.65pt double #808080" fo:border-top="0.65pt double #808080" fo:border-bottom="0.05pt double #808080"/>
    </style:style>
    <style:style style:name="Table1.B1" style:family="table-cell">
      <style:table-cell-properties style:vertical-align="middle" style:border-line-width-left="0cm 0.004cm 0.002cm" style:border-line-width-right="0.007cm 0.007cm 0.007cm" style:border-line-width-top="0.007cm 0.007cm 0.007cm" style:border-line-width-bottom="0cm 0.004cm 0.002cm" fo:padding="0.049cm" fo:border-left="0.05pt double #808080" fo:border-right="0.65pt double #808080" fo:border-top="0.65pt double #808080" fo:border-bottom="0.05pt double #808080"/>
    </style:style>
    <style:style style:name="Table1.A2" style:family="table-cell">
      <style:table-cell-properties style:vertical-align="middle" style:border-line-width-left="0.007cm 0.007cm 0.007cm" style:border-line-width-right="0.007cm 0.007cm 0.007cm" style:border-line-width-bottom="0cm 0.004cm 0.002cm" fo:padding="0.049cm" fo:border-left="0.65pt double #808080" fo:border-right="0.65pt double #808080" fo:border-top="none" fo:border-bottom="0.05pt double #808080"/>
    </style:style>
    <style:style style:name="Table1.B2" style:family="table-cell">
      <style:table-cell-properties style:vertical-align="middle" style:border-line-width-left="0cm 0.004cm 0.002cm" style:border-line-width-right="0.007cm 0.007cm 0.007cm" style:border-line-width-bottom="0cm 0.004cm 0.002cm" fo:padding="0.049cm" fo:border-left="0.05pt double #808080" fo:border-right="0.65pt double #808080" fo:border-top="none" fo:border-bottom="0.05pt double #808080"/>
    </style:style>
    <style:style style:name="Table1.A6" style:family="table-cell">
      <style:table-cell-properties style:vertical-align="middle" style:border-line-width-left="0.007cm 0.007cm 0.007cm" style:border-line-width-right="0.007cm 0.007cm 0.007cm" style:border-line-width-bottom="0.007cm 0.007cm 0.007cm" fo:padding="0.049cm" fo:border-left="0.65pt double #808080" fo:border-right="0.65pt double #808080" fo:border-top="none" fo:border-bottom="0.65pt double #808080"/>
    </style:style>
    <style:style style:name="Table1.B6" style:family="table-cell">
      <style:table-cell-properties style:vertical-align="middle" style:border-line-width-left="0cm 0.004cm 0.002cm" style:border-line-width-right="0.007cm 0.007cm 0.007cm" style:border-line-width-bottom="0.007cm 0.007cm 0.007cm" fo:padding="0.049cm" fo:border-left="0.05pt double #808080" fo:border-right="0.65pt double #808080" fo:border-top="none" fo:border-bottom="0.65pt double #808080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3">
      <style:paragraph-properties fo:text-align="center" style:justify-single-word="false"/>
    </style:style>
    <style:style style:name="P3" style:family="paragraph" style:parent-style-name="Heading_20_3">
      <style:paragraph-properties fo:margin-left="1cm" fo:margin-right="1cm" fo:text-indent="0cm" style:auto-text-indent="false" fo:padding="0cm" fo:border="none"/>
      <style:text-properties fo:color="#75dfc1" loext:opacity="100%" style:text-underline-style="solid" style:text-underline-width="auto" style:text-underline-color="font-color"/>
    </style:style>
    <style:style style:name="P4" style:family="paragraph" style:parent-style-name="List_20_Contents">
      <style:paragraph-properties fo:margin-top="0cm" fo:margin-bottom="0.499cm" style:contextual-spacing="false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Preformatted_20_Text">
      <style:paragraph-properties fo:margin-left="0.764cm" fo:margin-right="0cm" fo:margin-top="0cm" fo:margin-bottom="0.499cm" style:contextual-spacing="false" fo:text-indent="0cm" style:auto-text-indent="false"/>
    </style:style>
    <style:style style:name="P7" style:family="paragraph" style:parent-style-name="Preformatted_20_Text">
      <style:paragraph-properties fo:margin-left="0.764cm" fo:margin-right="0cm" fo:text-indent="0cm" style:auto-text-indent="false"/>
    </style:style>
    <style:style style:name="P8" style:family="paragraph" style:parent-style-name="Preformatted_20_Text">
      <style:paragraph-properties fo:margin-left="0.764cm" fo:margin-right="0cm" fo:margin-top="0cm" fo:margin-bottom="0cm" style:contextual-spacing="false" fo:text-indent="0cm" style:auto-text-indent="false"/>
      <style:text-properties loext:padding="0cm" loext:border="none"/>
    </style:style>
    <style:style style:name="P9" style:family="paragraph" style:parent-style-name="Quotations">
      <style:paragraph-properties fo:text-align="justify" style:justify-single-word="false"/>
    </style:style>
    <style:style style:name="P10" style:family="paragraph" style:parent-style-name="Table_20_Heading">
      <style:text-properties fo:font-size="2pt" style:font-size-asian="2pt" style:font-size-complex="2pt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>
      <style:paragraph-properties fo:margin-left="0.764cm" fo:margin-right="0cm" fo:text-indent="0cm" style:auto-text-indent="false"/>
    </style:style>
    <style:style style:name="P14" style:family="paragraph" style:parent-style-name="Text_20_body" style:list-style-name="L4"/>
    <style:style style:name="P15" style:family="paragraph" style:parent-style-name="Text_20_body">
      <style:paragraph-properties fo:margin-left="0.764cm" fo:margin-right="0cm" fo:text-indent="0cm" style:auto-text-indent="false"/>
      <style:text-properties fo:font-weight="bold"/>
    </style:style>
    <style:style style:name="P16" style:family="paragraph" style:parent-style-name="Text_20_body">
      <style:text-properties fo:font-weight="bold"/>
    </style:style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 style:list-style-name="L9">
      <style:paragraph-properties fo:margin-left="0.764cm" fo:margin-right="0cm" fo:text-indent="0cm" style:auto-text-indent="fals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2" text:anchor-type="page" text:anchor-page-number="1" svg:x="0cm" svg:y="0.764cm" svg:width="11.374cm" draw:z-index="1">
        <draw:text-box fo:min-height="0.383cm">
          <text:p text:style-name="Text_20_body"/>
        </draw:text-box>
      </draw:frame>
      <draw:frame draw:style-name="fr1" draw:name="Frame1" text:anchor-type="page" text:anchor-page-number="1" svg:x="0cm" svg:y="0.764cm" svg:width="11.374cm" draw:z-index="0">
        <draw:text-box fo:min-height="0.383cm">
          <text:p text:style-name="Text_20_body"/>
        </draw:text-box>
      </draw:frame>
      <text:h text:style-name="P1" text:outline-level="1"><text:bookmark text:name="-Exam-"/>Exam </text:h>
      <text:h text:style-name="P2" text:outline-level="3"><text:bookmark text:name="-Big-data-processing-with-PySpark--"/>Big data processing with <text:span text:style-name="Strong_20_Emphasis">PySpark</text:span> </text:h>
      <text:p text:style-name="Horizontal_20_Line"/>
      <text:p text:style-name="P9">The exercise is composed of several questions, <text:span text:style-name="Strong_20_Emphasis">do them in order and be careful to respect the names of the variables</text:span>. If you have any problems, feel free to contact the team <text:span text:style-name="Strong_20_Emphasis">DataScientest</text:span> at <text:a xlink:type="simple" xlink:href="mailto:help@datascientest.com" office:target-frame-name="_blank" xlink:show="new" text:style-name="Internet_20_link" text:visited-style-name="Visited_20_Internet_20_Link">help@datascientest.com</text:a></text:p>
      <text:p text:style-name="P9">The purpose of this exercise is to implement and test the <text:span text:style-name="Strong_20_Emphasis">random forest</text:span> algorithm in <text:span text:style-name="Strong_20_Emphasis">PySpark</text:span>. A brief description of the algorithm and the data set is given below.</text:p>
      <text:h text:style-name="P3" text:outline-level="3"><text:bookmark text:name="Data-set"/>Data set</text:h>
      <text:p text:style-name="P9">The data set for this exercise concerns the parameters for classifying banking transactions. It contains transactions carried out in September 2013 by European cardholders: 492 fraudulent transactions out of 284,807 transactions. The data set is very unbalanced, with positive classes (frauds) accounting for 0.172% of all transactions. The explanatory variables (<text:span text:style-name="Emphasis">features</text:span>) are stored in the first thirty columns and the target variables (<text:span text:style-name="Emphasis">labels</text:span>) in the last column.</text:p>
      <text:h text:style-name="P3" text:outline-level="3"><text:bookmark text:name="Principle-of-random-forests"/>Principle of random forests</text:h>
      <text:p text:style-name="P9">Random forests are composed of a set of decision trees. These trees are distinguished from each other by the subsample of data on which they are trained. These sub-samples are randomly drawn from the initial data set.</text:p>
      <text:p text:style-name="P9">The principle of random forest operation is simple: many small classification trees are produced on a random fraction of data. Random Forest has the classification trees voted on, in order to deduce the order and importance of the explanatory variables.</text:p>
      <text:list text:style-name="L4">
        <text:list-item>
          <text:p text:style-name="P14">Build a Spark session named <text:span text:style-name="Strong_20_Emphasis"><text:span text:style-name="Source_20_Text">spark</text:span></text:span> </text:p>
        </text:list-item>
      </text:list>
      <text:p text:style-name="Text_20_body">  Remember that before you look at the solution, you always have access to the official Python help by typing <text:span text:style-name="Strong_20_Emphasis">help(function_name)</text:span> in the console. </text:p>
      <text:p text:style-name="P6"># Importing SparkSession and SParkContext</text:p>
      <text:p text:style-name="P5">from pyspark.sql import SparkSession</text:p>
      <text:p text:style-name="P5"><text:soft-page-break/>from pyspark import SparkContext</text:p>
      <text:p text:style-name="P5">​</text:p>
      <text:p text:style-name="P5"># Creating a SparkContext</text:p>
      <text:p text:style-name="P5">sc = SparkContext.getOrCreate()</text:p>
      <text:p text:style-name="P5">​</text:p>
      <text:p text:style-name="P5"># Creating a Spark session</text:p>
      <text:p text:style-name="P5">spark = SparkSession \</text:p>
      <text:p text:style-name="P5"><text:s text:c="4"/>.builder \</text:p>
      <text:p text:style-name="P5"><text:s text:c="4"/>.appName("Exam") \</text:p>
      <text:p text:style-name="P5"><text:s text:c="4"/>.getOrCreate()</text:p>
      <text:p text:style-name="P5"><text:s text:c="8"/></text:p>
      <text:p text:style-name="P5">spark</text:p>
      <text:p text:style-name="P8">​</text:p>
      <text:p text:style-name="P15">SparkSession - in-memory</text:p>
      <text:p text:style-name="P16">SparkContext</text:p>
      <text:p text:style-name="Text_20_body"><text:a xlink:type="simple" xlink:href="http://ip-172-31-28-32.eu-west-1.compute.internal:4040/" text:style-name="Internet_20_link" text:visited-style-name="Visited_20_Internet_20_Link">Spark UI</text:a></text:p>
      <text:p text:style-name="List_20_Heading">Version </text:p>
      <text:p text:style-name="List_20_Contents"><text:span text:style-name="Source_20_Text">v3.1.2</text:span> </text:p>
      <text:p text:style-name="List_20_Heading">Master </text:p>
      <text:p text:style-name="List_20_Contents"><text:span text:style-name="Source_20_Text">local[*]</text:span> </text:p>
      <text:p text:style-name="List_20_Heading">AppName </text:p>
      <text:p text:style-name="P4"><text:span text:style-name="Source_20_Text">pyspark-shell</text:span> </text:p>
      <text:list text:style-name="L5">
        <text:list-item>
          <text:p text:style-name="P17"><text:soft-page-break/>Import the file <text:span text:style-name="Emphasis">creditcard.csv</text:span> as a DataFrame called <text:span text:style-name="Strong_20_Emphasis"><text:span text:style-name="Source_20_Text">df_raw</text:span></text:span></text:p>
        </text:list-item>
        <text:list-item>
          <text:p text:style-name="P17">View an extract from the DataFrame <text:span text:style-name="Strong_20_Emphasis"><text:span text:style-name="Source_20_Text">df_raw</text:span></text:span></text:p>
        </text:list-item>
      </text:list>
      <text:p text:style-name="P6">df_raw = spark.read.csv('creditcard.csv', header=True)</text:p>
      <text:p text:style-name="P5">​</text:p>
      <text:p text:style-name="P8">df_raw.sample(False, .00001, seed = 222).toPandas(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E" table:number-columns-repeated="2"/>
        <table:table-column table:style-name="Table1.I" table:number-columns-repeated="2"/>
        <table:table-column table:style-name="Table1.K"/>
        <table:table-column table:style-name="Table1.L"/>
        <table:table-column table:style-name="Table1.M"/>
        <table:table-column table:style-name="Table1.E" table:number-columns-repeated="2"/>
        <table:table-column table:style-name="Table1.C"/>
        <table:table-column table:style-name="Table1.M"/>
        <table:table-column table:style-name="Table1.I"/>
        <table:table-column table:style-name="Table1.M" table:number-columns-repeated="2"/>
        <table:table-column table:style-name="Table1.U"/>
        <table:table-column table:style-name="Table1.V"/>
        <table:table-header-rows>
          <table:table-row>
            <table:table-cell table:style-name="Table1.A1" office:value-type="string">
              <text:p text:style-name="P10"/>
            </table:table-cell>
            <table:table-cell table:style-name="Table1.B1" office:value-type="string">
              <text:p text:style-name="Table_20_Heading">Time</text:p>
            </table:table-cell>
            <table:table-cell table:style-name="Table1.B1" office:value-type="string">
              <text:p text:style-name="Table_20_Heading">V1</text:p>
            </table:table-cell>
            <table:table-cell table:style-name="Table1.B1" office:value-type="string">
              <text:p text:style-name="Table_20_Heading">V2</text:p>
            </table:table-cell>
            <table:table-cell table:style-name="Table1.B1" office:value-type="string">
              <text:p text:style-name="Table_20_Heading">V3</text:p>
            </table:table-cell>
            <table:table-cell table:style-name="Table1.B1" office:value-type="string">
              <text:p text:style-name="Table_20_Heading">V4</text:p>
            </table:table-cell>
            <table:table-cell table:style-name="Table1.B1" office:value-type="string">
              <text:p text:style-name="Table_20_Heading">V5</text:p>
            </table:table-cell>
            <table:table-cell table:style-name="Table1.B1" office:value-type="string">
              <text:p text:style-name="Table_20_Heading">V6</text:p>
            </table:table-cell>
            <table:table-cell table:style-name="Table1.B1" office:value-type="string">
              <text:p text:style-name="Table_20_Heading">V7</text:p>
            </table:table-cell>
            <table:table-cell table:style-name="Table1.B1" office:value-type="string">
              <text:p text:style-name="Table_20_Heading">V8</text:p>
            </table:table-cell>
            <table:table-cell table:style-name="Table1.B1" office:value-type="string">
              <text:p text:style-name="Table_20_Heading">V9</text:p>
            </table:table-cell>
            <table:table-cell table:style-name="Table1.B1" office:value-type="string">
              <text:p text:style-name="Table_20_Heading">...</text:p>
            </table:table-cell>
            <table:table-cell table:style-name="Table1.B1" office:value-type="string">
              <text:p text:style-name="Table_20_Heading">V21</text:p>
            </table:table-cell>
            <table:table-cell table:style-name="Table1.B1" office:value-type="string">
              <text:p text:style-name="Table_20_Heading">V22</text:p>
            </table:table-cell>
            <table:table-cell table:style-name="Table1.B1" office:value-type="string">
              <text:p text:style-name="Table_20_Heading">V23</text:p>
            </table:table-cell>
            <table:table-cell table:style-name="Table1.B1" office:value-type="string">
              <text:p text:style-name="Table_20_Heading">V24</text:p>
            </table:table-cell>
            <table:table-cell table:style-name="Table1.B1" office:value-type="string">
              <text:p text:style-name="Table_20_Heading">V25</text:p>
            </table:table-cell>
            <table:table-cell table:style-name="Table1.B1" office:value-type="string">
              <text:p text:style-name="Table_20_Heading">V26</text:p>
            </table:table-cell>
            <table:table-cell table:style-name="Table1.B1" office:value-type="string">
              <text:p text:style-name="Table_20_Heading">V27</text:p>
            </table:table-cell>
            <table:table-cell table:style-name="Table1.B1" office:value-type="string">
              <text:p text:style-name="Table_20_Heading">V28</text:p>
            </table:table-cell>
            <table:table-cell table:style-name="Table1.B1" office:value-type="string">
              <text:p text:style-name="Table_20_Heading">Amount</text:p>
            </table:table-cell>
            <table:table-cell table:style-name="Table1.B1" office:value-type="string">
              <text:p text:style-name="Table_20_Heading">Class</text:p>
            </table:table-cell>
          </table:table-row>
        </table:table-header-rows>
        <table:table-row>
          <table:table-cell table:style-name="Table1.A2" office:value-type="string">
            <text:p text:style-name="Table_20_Heading">0</text:p>
          </table:table-cell>
          <table:table-cell table:style-name="Table1.B2" office:value-type="string">
            <text:p text:style-name="Table_20_Contents">81398</text:p>
          </table:table-cell>
          <table:table-cell table:style-name="Table1.B2" office:value-type="string">
            <text:p text:style-name="Table_20_Contents">-2.9215440526462</text:p>
          </table:table-cell>
          <table:table-cell table:style-name="Table1.B2" office:value-type="string">
            <text:p text:style-name="Table_20_Contents">2.12176766319242</text:p>
          </table:table-cell>
          <table:table-cell table:style-name="Table1.B2" office:value-type="string">
            <text:p text:style-name="Table_20_Contents">0.428956546002243</text:p>
          </table:table-cell>
          <table:table-cell table:style-name="Table1.B2" office:value-type="string">
            <text:p text:style-name="Table_20_Contents">-1.2250003734459</text:p>
          </table:table-cell>
          <table:table-cell table:style-name="Table1.B2" office:value-type="string">
            <text:p text:style-name="Table_20_Contents">-0.797057342087444</text:p>
          </table:table-cell>
          <table:table-cell table:style-name="Table1.B2" office:value-type="string">
            <text:p text:style-name="Table_20_Contents">2.02977655328564</text:p>
          </table:table-cell>
          <table:table-cell table:style-name="Table1.B2" office:value-type="string">
            <text:p text:style-name="Table_20_Contents">-3.80928678431259</text:p>
          </table:table-cell>
          <table:table-cell table:style-name="Table1.B2" office:value-type="string">
            <text:p text:style-name="Table_20_Contents">-8.07475693383773</text:p>
          </table:table-cell>
          <table:table-cell table:style-name="Table1.B2" office:value-type="string">
            <text:p text:style-name="Table_20_Contents">0.292737157796423</text:p>
          </table:table-cell>
          <table:table-cell table:style-name="Table1.B2" office:value-type="string">
            <text:p text:style-name="Table_20_Contents">...</text:p>
          </table:table-cell>
          <table:table-cell table:style-name="Table1.B2" office:value-type="string">
            <text:p text:style-name="Table_20_Contents">-3.31385854289135</text:p>
          </table:table-cell>
          <table:table-cell table:style-name="Table1.B2" office:value-type="string">
            <text:p text:style-name="Table_20_Contents">0.339413031176969</text:p>
          </table:table-cell>
          <table:table-cell table:style-name="Table1.B2" office:value-type="string">
            <text:p text:style-name="Table_20_Contents">0.421792421426118</text:p>
          </table:table-cell>
          <table:table-cell table:style-name="Table1.B2" office:value-type="string">
            <text:p text:style-name="Table_20_Contents">-1.03262272105476</text:p>
          </table:table-cell>
          <table:table-cell table:style-name="Table1.B2" office:value-type="string">
            <text:p text:style-name="Table_20_Contents">-0.143543044112849</text:p>
          </table:table-cell>
          <table:table-cell table:style-name="Table1.B2" office:value-type="string">
            <text:p text:style-name="Table_20_Contents">0.804582386656705</text:p>
          </table:table-cell>
          <table:table-cell table:style-name="Table1.B2" office:value-type="string">
            <text:p text:style-name="Table_20_Contents">-0.203071921913024</text:p>
          </table:table-cell>
          <table:table-cell table:style-name="Table1.B2" office:value-type="string">
            <text:p text:style-name="Table_20_Contents">-0.0632427975417301</text:p>
          </table:table-cell>
          <table:table-cell table:style-name="Table1.B2" office:value-type="string">
            <text:p text:style-name="Table_20_Contents">14</text:p>
          </table:table-cell>
          <table:table-cell table:style-name="Table1.B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Heading">1</text:p>
          </table:table-cell>
          <table:table-cell table:style-name="Table1.B2" office:value-type="string">
            <text:p text:style-name="Table_20_Contents">125631</text:p>
          </table:table-cell>
          <table:table-cell table:style-name="Table1.B2" office:value-type="string">
            <text:p text:style-name="Table_20_Contents">2.05167792598642</text:p>
          </table:table-cell>
          <table:table-cell table:style-name="Table1.B2" office:value-type="string">
            <text:p text:style-name="Table_20_Contents">0.01492155202324</text:p>
          </table:table-cell>
          <table:table-cell table:style-name="Table1.B2" office:value-type="string">
            <text:p text:style-name="Table_20_Contents">-1.83062028734184</text:p>
          </table:table-cell>
          <table:table-cell table:style-name="Table1.B2" office:value-type="string">
            <text:p text:style-name="Table_20_Contents">0.243623075945551</text:p>
          </table:table-cell>
          <table:table-cell table:style-name="Table1.B2" office:value-type="string">
            <text:p text:style-name="Table_20_Contents">0.513547794304333</text:p>
          </table:table-cell>
          <table:table-cell table:style-name="Table1.B2" office:value-type="string">
            <text:p text:style-name="Table_20_Contents">-0.414581378891218</text:p>
          </table:table-cell>
          <table:table-cell table:style-name="Table1.B2" office:value-type="string">
            <text:p text:style-name="Table_20_Contents">-0.00235072356827228</text:p>
          </table:table-cell>
          <table:table-cell table:style-name="Table1.B2" office:value-type="string">
            <text:p text:style-name="Table_20_Contents">-0.00447878134970368</text:p>
          </table:table-cell>
          <table:table-cell table:style-name="Table1.B2" office:value-type="string">
            <text:p text:style-name="Table_20_Contents">0.430709328789236</text:p>
          </table:table-cell>
          <table:table-cell table:style-name="Table1.B2" office:value-type="string">
            <text:p text:style-name="Table_20_Contents">...</text:p>
          </table:table-cell>
          <table:table-cell table:style-name="Table1.B2" office:value-type="string">
            <text:p text:style-name="Table_20_Contents">-0.345623462163563</text:p>
          </table:table-cell>
          <table:table-cell table:style-name="Table1.B2" office:value-type="string">
            <text:p text:style-name="Table_20_Contents">-0.982075146136231</text:p>
          </table:table-cell>
          <table:table-cell table:style-name="Table1.B2" office:value-type="string">
            <text:p text:style-name="Table_20_Contents">0.304552120789973</text:p>
          </table:table-cell>
          <table:table-cell table:style-name="Table1.B2" office:value-type="string">
            <text:p text:style-name="Table_20_Contents">0.153942503687493</text:p>
          </table:table-cell>
          <table:table-cell table:style-name="Table1.B2" office:value-type="string">
            <text:p text:style-name="Table_20_Contents">-0.288165115688497</text:p>
          </table:table-cell>
          <table:table-cell table:style-name="Table1.B2" office:value-type="string">
            <text:p text:style-name="Table_20_Contents">0.17642002265289</text:p>
          </table:table-cell>
          <table:table-cell table:style-name="Table1.B2" office:value-type="string">
            <text:p text:style-name="Table_20_Contents">-0.0745489709020419</text:p>
          </table:table-cell>
          <table:table-cell table:style-name="Table1.B2" office:value-type="string">
            <text:p text:style-name="Table_20_Contents">-0.046091273362044</text:p>
          </table:table-cell>
          <table:table-cell table:style-name="Table1.B2" office:value-type="string">
            <text:p text:style-name="Table_20_Contents">1.98</text:p>
          </table:table-cell>
          <table:table-cell table:style-name="Table1.B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Heading">2</text:p>
          </table:table-cell>
          <table:table-cell table:style-name="Table1.B2" office:value-type="string">
            <text:p text:style-name="Table_20_Contents">131045</text:p>
          </table:table-cell>
          <table:table-cell table:style-name="Table1.B2" office:value-type="string">
            <text:p text:style-name="Table_20_Contents">-0.199689743771287</text:p>
          </table:table-cell>
          <table:table-cell table:style-name="Table1.B2" office:value-type="string">
            <text:p text:style-name="Table_20_Contents">0.118105016574984</text:p>
          </table:table-cell>
          <table:table-cell table:style-name="Table1.B2" office:value-type="string">
            <text:p text:style-name="Table_20_Contents">1.23197163232753</text:p>
          </table:table-cell>
          <table:table-cell table:style-name="Table1.B2" office:value-type="string">
            <text:p text:style-name="Table_20_Contents">0.0356107068743048</text:p>
          </table:table-cell>
          <table:table-cell table:style-name="Table1.B2" office:value-type="string">
            <text:p text:style-name="Table_20_Contents">-0.268483901366946</text:p>
          </table:table-cell>
          <table:table-cell table:style-name="Table1.B2" office:value-type="string">
            <text:p text:style-name="Table_20_Contents">0.588042264907413</text:p>
          </table:table-cell>
          <table:table-cell table:style-name="Table1.B2" office:value-type="string">
            <text:p text:style-name="Table_20_Contents">0.172449623286078</text:p>
          </table:table-cell>
          <table:table-cell table:style-name="Table1.B2" office:value-type="string">
            <text:p text:style-name="Table_20_Contents">0.181806370495549</text:p>
          </table:table-cell>
          <table:table-cell table:style-name="Table1.B2" office:value-type="string">
            <text:p text:style-name="Table_20_Contents">-1.72398186778771</text:p>
          </table:table-cell>
          <table:table-cell table:style-name="Table1.B2" office:value-type="string">
            <text:p text:style-name="Table_20_Contents">...</text:p>
          </table:table-cell>
          <table:table-cell table:style-name="Table1.B2" office:value-type="string">
            <text:p text:style-name="Table_20_Contents">-0.271763082582514</text:p>
          </table:table-cell>
          <table:table-cell table:style-name="Table1.B2" office:value-type="string">
            <text:p text:style-name="Table_20_Contents">-0.504483360674054</text:p>
          </table:table-cell>
          <table:table-cell table:style-name="Table1.B2" office:value-type="string">
            <text:p text:style-name="Table_20_Contents">0.407610418084526</text:p>
          </table:table-cell>
          <table:table-cell table:style-name="Table1.B2" office:value-type="string">
            <text:p text:style-name="Table_20_Contents">0.593460290647732</text:p>
          </table:table-cell>
          <table:table-cell table:style-name="Table1.B2" office:value-type="string">
            <text:p text:style-name="Table_20_Contents">-1.00095763621061</text:p>
          </table:table-cell>
          <table:table-cell table:style-name="Table1.B2" office:value-type="string">
            <text:p text:style-name="Table_20_Contents">-0.922629463032307</text:p>
          </table:table-cell>
          <table:table-cell table:style-name="Table1.B2" office:value-type="string">
            <text:p text:style-name="Table_20_Contents">0.251982303765905</text:p>
          </table:table-cell>
          <table:table-cell table:style-name="Table1.B2" office:value-type="string">
            <text:p text:style-name="Table_20_Contents">0.230032971481475</text:p>
          </table:table-cell>
          <table:table-cell table:style-name="Table1.B2" office:value-type="string">
            <text:p text:style-name="Table_20_Contents">93</text:p>
          </table:table-cell>
          <table:table-cell table:style-name="Table1.B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Heading">3</text:p>
          </table:table-cell>
          <table:table-cell table:style-name="Table1.B2" office:value-type="string">
            <text:p text:style-name="Table_20_Contents">136155</text:p>
          </table:table-cell>
          <table:table-cell table:style-name="Table1.B2" office:value-type="string">
            <text:p text:style-name="Table_20_Contents">-1.82364859874731</text:p>
          </table:table-cell>
          <table:table-cell table:style-name="Table1.B2" office:value-type="string">
            <text:p text:style-name="Table_20_Contents">2.37392334829714</text:p>
          </table:table-cell>
          <table:table-cell table:style-name="Table1.B2" office:value-type="string">
            <text:p text:style-name="Table_20_Contents">-1.20427130527347</text:p>
          </table:table-cell>
          <table:table-cell table:style-name="Table1.B2" office:value-type="string">
            <text:p text:style-name="Table_20_Contents">-1.66565836873935</text:p>
          </table:table-cell>
          <table:table-cell table:style-name="Table1.B2" office:value-type="string">
            <text:p text:style-name="Table_20_Contents">1.03138204531584</text:p>
          </table:table-cell>
          <table:table-cell table:style-name="Table1.B2" office:value-type="string">
            <text:p text:style-name="Table_20_Contents">-1.48626765841278</text:p>
          </table:table-cell>
          <table:table-cell table:style-name="Table1.B2" office:value-type="string">
            <text:p text:style-name="Table_20_Contents">1.97857162614601</text:p>
          </table:table-cell>
          <table:table-cell table:style-name="Table1.B2" office:value-type="string">
            <text:p text:style-name="Table_20_Contents">-0.710835694187151</text:p>
          </table:table-cell>
          <table:table-cell table:style-name="Table1.B2" office:value-type="string">
            <text:p text:style-name="Table_20_Contents">1.25793284010291</text:p>
          </table:table-cell>
          <table:table-cell table:style-name="Table1.B2" office:value-type="string">
            <text:p text:style-name="Table_20_Contents">...</text:p>
          </table:table-cell>
          <table:table-cell table:style-name="Table1.B2" office:value-type="string">
            <text:p text:style-name="Table_20_Contents">-0.0925618033562254</text:p>
          </table:table-cell>
          <table:table-cell table:style-name="Table1.B2" office:value-type="string">
            <text:p text:style-name="Table_20_Contents">1.00648032976056</text:p>
          </table:table-cell>
          <table:table-cell table:style-name="Table1.B2" office:value-type="string">
            <text:p text:style-name="Table_20_Contents">-0.251248929187157</text:p>
          </table:table-cell>
          <table:table-cell table:style-name="Table1.B2" office:value-type="string">
            <text:p text:style-name="Table_20_Contents">0.0423566783275898</text:p>
          </table:table-cell>
          <table:table-cell table:style-name="Table1.B2" office:value-type="string">
            <text:p text:style-name="Table_20_Contents">-0.0305553026593055</text:p>
          </table:table-cell>
          <table:table-cell table:style-name="Table1.B2" office:value-type="string">
            <text:p text:style-name="Table_20_Contents">-0.00675849383863872</text:p>
          </table:table-cell>
          <table:table-cell table:style-name="Table1.B2" office:value-type="string">
            <text:p text:style-name="Table_20_Contents">0.452716574513226</text:p>
          </table:table-cell>
          <table:table-cell table:style-name="Table1.B2" office:value-type="string">
            <text:p text:style-name="Table_20_Contents">-0.198752556659237</text:p>
          </table:table-cell>
          <table:table-cell table:style-name="Table1.B2" office:value-type="string">
            <text:p text:style-name="Table_20_Contents">1.99</text:p>
          </table:table-cell>
          <table:table-cell table:style-name="Table1.B2" office:value-type="string">
            <text:p text:style-name="Table_20_Contents">0</text:p>
          </table:table-cell>
        </table:table-row>
        <table:table-row>
          <table:table-cell table:style-name="Table1.A6" office:value-type="string">
            <text:p text:style-name="Table_20_Heading">4</text:p>
          </table:table-cell>
          <table:table-cell table:style-name="Table1.B6" office:value-type="string">
            <text:p text:style-name="Table_20_Contents">165275</text:p>
          </table:table-cell>
          <table:table-cell table:style-name="Table1.B6" office:value-type="string">
            <text:p text:style-name="Table_20_Contents">0.0840849882391582</text:p>
          </table:table-cell>
          <table:table-cell table:style-name="Table1.B6" office:value-type="string">
            <text:p text:style-name="Table_20_Contents">1.01435280444105</text:p>
          </table:table-cell>
          <table:table-cell table:style-name="Table1.B6" office:value-type="string">
            <text:p text:style-name="Table_20_Contents">-0.324490030592842</text:p>
          </table:table-cell>
          <table:table-cell table:style-name="Table1.B6" office:value-type="string">
            <text:p text:style-name="Table_20_Contents">-0.640550840910365</text:p>
          </table:table-cell>
          <table:table-cell table:style-name="Table1.B6" office:value-type="string">
            <text:p text:style-name="Table_20_Contents">0.982490291329449</text:p>
          </table:table-cell>
          <table:table-cell table:style-name="Table1.B6" office:value-type="string">
            <text:p text:style-name="Table_20_Contents">-0.484930190328806</text:p>
          </table:table-cell>
          <table:table-cell table:style-name="Table1.B6" office:value-type="string">
            <text:p text:style-name="Table_20_Contents">0.899821697199791</text:p>
          </table:table-cell>
          <table:table-cell table:style-name="Table1.B6" office:value-type="string">
            <text:p text:style-name="Table_20_Contents">0.0244762106081547</text:p>
          </table:table-cell>
          <table:table-cell table:style-name="Table1.B6" office:value-type="string">
            <text:p text:style-name="Table_20_Contents">-0.39535410555394</text:p>
          </table:table-cell>
          <table:table-cell table:style-name="Table1.B6" office:value-type="string">
            <text:p text:style-name="Table_20_Contents">...</text:p>
          </table:table-cell>
          <table:table-cell table:style-name="Table1.B6" office:value-type="string">
            <text:p text:style-name="Table_20_Contents">-0.269414064743085</text:p>
          </table:table-cell>
          <table:table-cell table:style-name="Table1.B6" office:value-type="string">
            <text:p text:style-name="Table_20_Contents">-0.634480662894263</text:p>
          </table:table-cell>
          <table:table-cell table:style-name="Table1.B6" office:value-type="string">
            <text:p text:style-name="Table_20_Contents">0.101834454054891</text:p>
          </table:table-cell>
          <table:table-cell table:style-name="Table1.B6" office:value-type="string">
            <text:p text:style-name="Table_20_Contents">0.615070703274599</text:p>
          </table:table-cell>
          <table:table-cell table:style-name="Table1.B6" office:value-type="string">
            <text:p text:style-name="Table_20_Contents">-0.464440666810563</text:p>
          </table:table-cell>
          <table:table-cell table:style-name="Table1.B6" office:value-type="string">
            <text:p text:style-name="Table_20_Contents">0.0905678575830634</text:p>
          </table:table-cell>
          <table:table-cell table:style-name="Table1.B6" office:value-type="string">
            <text:p text:style-name="Table_20_Contents">0.224744561880514</text:p>
          </table:table-cell>
          <table:table-cell table:style-name="Table1.B6" office:value-type="string">
            <text:p text:style-name="Table_20_Contents">0.0760685852892852</text:p>
          </table:table-cell>
          <table:table-cell table:style-name="Table1.B6" office:value-type="string">
            <text:p text:style-name="Table_20_Contents">4.49</text:p>
          </table:table-cell>
          <table:table-cell table:style-name="Table1.B6" office:value-type="string">
            <text:p text:style-name="Table_20_Contents">0</text:p>
          </table:table-cell>
        </table:table-row>
      </table:table>
      <text:p text:style-name="Text_20_body">5 rows × 31 columns</text:p>
      <text:list text:style-name="L6">
        <text:list-item>
          <text:p text:style-name="P18">Create a DataFrame <text:span text:style-name="Strong_20_Emphasis"><text:span text:style-name="Source_20_Text">df</text:span></text:span> from <text:span text:style-name="Strong_20_Emphasis"><text:span text:style-name="Source_20_Text">df_raw</text:span></text:span> by changing the columns of the features to <text:span text:style-name="Source_20_Text">double</text:span> and the target, <text:span text:style-name="Source_20_Text">Class</text:span>, to <text:span text:style-name="Source_20_Text">int</text:span>.</text:p>
        </text:list-item>
        <text:list-item>
          <text:p text:style-name="P18">Display the schema of the variables of <text:span text:style-name="Strong_20_Emphasis"><text:span text:style-name="Source_20_Text">df</text:span></text:span></text:p>
          <text:p text:style-name="P18">  It is good practice to put the variable to be predicted or the target variable in the first column </text:p>
        </text:list-item>
      </text:list>
      <text:p text:style-name="P6">from pyspark.sql.functions import col</text:p>
      <text:p text:style-name="P5">exprs = [col(c).cast("double") for c in df_raw.columns[:30]]</text:p>
      <text:p text:style-name="P5">​</text:p>
      <text:p text:style-name="P5">df = df_raw.select(df_raw.Class.cast('int'),</text:p>
      <text:p text:style-name="P5"><text:s text:c="27"/>*exprs)</text:p>
      <text:p text:style-name="P5">​</text:p>
      <text:p text:style-name="P8">df.printSchema()</text:p>
      <text:p text:style-name="P7">root</text:p>
      <text:p text:style-name="Preformatted_20_Text"><text:soft-page-break/><text:s/>|-- Class: integer (nullable = true)</text:p>
      <text:p text:style-name="Preformatted_20_Text"><text:s/>|-- Time: double (nullable = true)</text:p>
      <text:p text:style-name="Preformatted_20_Text"><text:s/>|-- V1: double (nullable = true)</text:p>
      <text:p text:style-name="Preformatted_20_Text"><text:s/>|-- V2: double (nullable = true)</text:p>
      <text:p text:style-name="Preformatted_20_Text"><text:s/>|-- V3: double (nullable = true)</text:p>
      <text:p text:style-name="Preformatted_20_Text"><text:s/>|-- V4: double (nullable = true)</text:p>
      <text:p text:style-name="Preformatted_20_Text"><text:s/>|-- V5: double (nullable = true)</text:p>
      <text:p text:style-name="Preformatted_20_Text"><text:s/>|-- V6: double (nullable = true)</text:p>
      <text:p text:style-name="Preformatted_20_Text"><text:s/>|-- V7: double (nullable = true)</text:p>
      <text:p text:style-name="Preformatted_20_Text"><text:s/>|-- V8: double (nullable = true)</text:p>
      <text:p text:style-name="Preformatted_20_Text"><text:s/>|-- V9: double (nullable = true)</text:p>
      <text:p text:style-name="Preformatted_20_Text"><text:s/>|-- V10: double (nullable = true)</text:p>
      <text:p text:style-name="Preformatted_20_Text"><text:s/>|-- V11: double (nullable = true)</text:p>
      <text:p text:style-name="Preformatted_20_Text"><text:s/>|-- V12: double (nullable = true)</text:p>
      <text:p text:style-name="Preformatted_20_Text"><text:s/>|-- V13: double (nullable = true)</text:p>
      <text:p text:style-name="Preformatted_20_Text"><text:s/>|-- V14: double (nullable = true)</text:p>
      <text:p text:style-name="Preformatted_20_Text"><text:s/>|-- V15: double (nullable = true)</text:p>
      <text:p text:style-name="Preformatted_20_Text"><text:s/>|-- V16: double (nullable = true)</text:p>
      <text:p text:style-name="Preformatted_20_Text"><text:s/>|-- V17: double (nullable = true)</text:p>
      <text:p text:style-name="Preformatted_20_Text"><text:s/>|-- V18: double (nullable = true)</text:p>
      <text:p text:style-name="Preformatted_20_Text"><text:s/>|-- V19: double (nullable = true)</text:p>
      <text:p text:style-name="Preformatted_20_Text"><text:s/>|-- V20: double (nullable = true)</text:p>
      <text:p text:style-name="Preformatted_20_Text"><text:s/>|-- V21: double (nullable = true)</text:p>
      <text:p text:style-name="Preformatted_20_Text"><text:s/>|-- V22: double (nullable = true)</text:p>
      <text:p text:style-name="Preformatted_20_Text"><text:s/>|-- V23: double (nullable = true)</text:p>
      <text:p text:style-name="Preformatted_20_Text"><text:s/>|-- V24: double (nullable = true)</text:p>
      <text:p text:style-name="Preformatted_20_Text"><text:s/>|-- V25: double (nullable = true)</text:p>
      <text:p text:style-name="Preformatted_20_Text"><text:s/>|-- V26: double (nullable = true)</text:p>
      <text:p text:style-name="Preformatted_20_Text"><text:s/>|-- V27: double (nullable = true)</text:p>
      <text:p text:style-name="Preformatted_20_Text"><text:s/>|-- V28: double (nullable = true)</text:p>
      <text:p text:style-name="Preformatted_20_Text"><text:s/>|-- Amount: double (nullable = true)</text:p>
      <text:p text:style-name="P5"/>
      <text:list text:style-name="L7">
        <text:list-item>
          <text:p text:style-name="P19">Delete lines containing missing values from the DataFrame <text:span text:style-name="Strong_20_Emphasis"><text:span text:style-name="Source_20_Text">df</text:span></text:span></text:p>
        </text:list-item>
        <text:list-item>
          <text:p text:style-name="P19">Create a rdd <text:span text:style-name="Strong_20_Emphasis"><text:span text:style-name="Source_20_Text">rdd_ml</text:span></text:span> separating the variable to be explained from the features (to be put in DenseVector form)</text:p>
        </text:list-item>
        <text:list-item>
          <text:p text:style-name="P19">Create a DataFrame <text:span text:style-name="Strong_20_Emphasis"><text:span text:style-name="Source_20_Text">df_ml</text:span></text:span> containing our database under two variables: <text:span text:style-name="Source_20_Text">'labels'</text:span> and <text:span text:style-name="Source_20_Text">'features'</text:span></text:p>
        </text:list-item>
      </text:list>
      <text:p text:style-name="P6">from pyspark.sql.functions import col, sum as spark_sum</text:p>
      <text:p text:style-name="P5"><text:soft-page-break/>​</text:p>
      <text:p text:style-name="P5">null_counts = df.select([spark_sum(col(c).isNull().cast('int')).alias(c) for c in df.columns])</text:p>
      <text:p text:style-name="P5">​</text:p>
      <text:p text:style-name="P8">null_counts.show()</text:p>
      <text:p text:style-name="P7">+-----+----+---+---+---+---+---+---+---+---+---+---+---+---+---+---+---+---+---+---+---+---+---+---+---+---+---+---+---+---+------+</text:p>
      <text:p text:style-name="Preformatted_20_Text">|Class|Time| V1| V2| V3| V4| V5| V6| V7| V8| V9|V10|V11|V12|V13|V14|V15|V16|V17|V18|V19|V20|V21|V22|V23|V24|V25|V26|V27|V28|Amount|</text:p>
      <text:p text:style-name="Preformatted_20_Text">+-----+----+---+---+---+---+---+---+---+---+---+---+---+---+---+---+---+---+---+---+---+---+---+---+---+---+---+---+---+---+------+</text:p>
      <text:p text:style-name="Preformatted_20_Text">| <text:s text:c="3"/>0| <text:s text:c="2"/>0| <text:s/>0| <text:s/>0| <text:s/>0| <text:s/>0| <text:s/>0| <text:s/>0| <text:s/>0| <text:s/>0| <text:s/>0| <text:s/>0| <text:s/>0| <text:s/>0| <text:s/>0| <text:s/>0| <text:s/>0| <text:s/>0| <text:s/>0| <text:s/>0| <text:s/>0| <text:s/>0| <text:s/>0| <text:s/>0| <text:s/>0| <text:s/>0| <text:s/>0| <text:s/>0| <text:s/>0| <text:s/>0| <text:s text:c="4"/>0|</text:p>
      <text:p text:style-name="Preformatted_20_Text">+-----+----+---+---+---+---+---+---+---+---+---+---+---+---+---+---+---+---+---+---+---+---+---+---+---+---+---+---+---+---+------+</text:p>
      <text:p text:style-name="P5"/>
      <text:p text:style-name="P6">from pyspark.ml.linalg import DenseVector</text:p>
      <text:p text:style-name="P5">​</text:p>
      <text:p text:style-name="P5"># Conversion of the database to svmlib format</text:p>
      <text:p text:style-name="P5">rdd_ml = df.rdd.map(lambda x: (x[0], DenseVector(x[1:])))</text:p>
      <text:p text:style-name="P5">df_ml = spark.createDataFrame(rdd_ml, ['label', 'features'])</text:p>
      <text:p text:style-name="P5">​</text:p>
      <text:p text:style-name="P8">df_ml.show(5)</text:p>
      <text:p text:style-name="P7">+-----+--------------------+</text:p>
      <text:p text:style-name="Preformatted_20_Text">|label| <text:s text:c="11"/>features|</text:p>
      <text:p text:style-name="Preformatted_20_Text">+-----+--------------------+</text:p>
      <text:p text:style-name="Preformatted_20_Text">| <text:s text:c="3"/>0|[0.0,-1.359807133...|</text:p>
      <text:p text:style-name="Preformatted_20_Text">| <text:s text:c="3"/>0|[0.0,1.1918571113...|</text:p>
      <text:p text:style-name="Preformatted_20_Text">| <text:s text:c="3"/>0|[1.0,-1.358354061...|</text:p>
      <text:p text:style-name="Preformatted_20_Text">| <text:s text:c="3"/>0|[1.0,-0.966271711...|</text:p>
      <text:p text:style-name="Preformatted_20_Text"><text:soft-page-break/>| <text:s text:c="3"/>0|[2.0,-1.158233093...|</text:p>
      <text:p text:style-name="Preformatted_20_Text">+-----+--------------------+</text:p>
      <text:p text:style-name="Preformatted_20_Text">only showing top 5 rows</text:p>
      <text:p text:style-name="P5"/>
      <text:list text:style-name="L8">
        <text:list-item>
          <text:p text:style-name="P20">Create two DataFrames called <text:span text:style-name="Strong_20_Emphasis"><text:span text:style-name="Source_20_Text">train</text:span></text:span> and <text:span text:style-name="Strong_20_Emphasis"><text:span text:style-name="Source_20_Text">test</text:span></text:span> each containing 80% and 20% of the data respectively</text:p>
        </text:list-item>
        <text:list-item>
          <text:p text:style-name="P20">Create a Random Forest classifier called <text:span text:style-name="Strong_20_Emphasis"><text:span text:style-name="Source_20_Text">clf</text:span></text:span></text:p>
        </text:list-item>
        <text:list-item>
          <text:p text:style-name="P20">Train the random forest model on the training set</text:p>
        </text:list-item>
      </text:list>
      <text:p text:style-name="Text_20_body">  Learning from big data usually takes a long time to complete. The cell below is executed in two minutes in the worst case </text:p>
      <text:p text:style-name="P6">train, test = df_ml.randomSplit([0.8, 0.2], seed=222)</text:p>
      <text:p text:style-name="P5">​</text:p>
      <text:p text:style-name="P5">from pyspark.ml.classification import RandomForestClassifier</text:p>
      <text:p text:style-name="P5">​</text:p>
      <text:p text:style-name="P8">clf = RandomForestClassifier(featuresCol = 'features', labelCol = 'label')</text:p>
      <text:p text:style-name="P8">model = clf.fit(train)</text:p>
      <text:list text:style-name="L9">
        <text:list-item>
          <text:p text:style-name="P21">Calculate the accuracy, <text:span text:style-name="Strong_20_Emphasis"><text:span text:style-name="Source_20_Text">accuracy</text:span></text:span>, of the driven model </text:p>
        </text:list-item>
      </text:list>
      <text:p text:style-name="P6">#Calculation of predictions</text:p>
      <text:p text:style-name="P8">predictions = model.transform(test)</text:p>
      <text:p text:style-name="P6">from pyspark.ml.evaluation import MulticlassClassificationEvaluator</text:p>
      <text:p text:style-name="P5">​</text:p>
      <text:p text:style-name="P5"># Creation of an evaluator </text:p>
      <text:p text:style-name="P5">ev = MulticlassClassificationEvaluator(metricName='accuracy',</text:p>
      <text:p text:style-name="P5"><text:s text:c="46"/>labelCol= 'label',</text:p>
      <text:p text:style-name="P5"><text:s text:c="46"/>predictionCol= 'prediction')</text:p>
      <text:p text:style-name="P5"><text:soft-page-break/># Calculation and display of model accuracy </text:p>
      <text:p text:style-name="P5">accuracy = ev.evaluate(predictions)</text:p>
      <text:p text:style-name="P5">print("RandomForestClassifier Accuracy = ",accuracy)</text:p>
      <text:p text:style-name="P8">​</text:p>
      <text:p text:style-name="P6">RandomForestClassifier Accuracy = <text:s/>0.9993335788569123</text:p>
      <text:p text:style-name="P8"># ------------------- Extras --------------------</text:p>
      <text:p text:style-name="P6"># Import of ParamGridBuilder from the pyspark.ml.tuning package</text:p>
      <text:p text:style-name="P5">from pyspark.ml.tuning import ParamGridBuilder</text:p>
      <text:p text:style-name="P5">from pyspark.ml.tuning import CrossValidator</text:p>
      <text:p text:style-name="P5">​</text:p>
      <text:p text:style-name="P5"># Creating a parameter grid</text:p>
      <text:p text:style-name="P5">param_grid = ParamGridBuilder().\</text:p>
      <text:p text:style-name="P5"><text:s text:c="4"/>addGrid(clf.numTrees, [5, 20, 1]).\</text:p>
      <text:p text:style-name="P5"><text:s text:c="4"/>build()</text:p>
      <text:p text:style-name="P5"><text:s text:c="4"/></text:p>
      <text:p text:style-name="P5"># Creation of an evaluator </text:p>
      <text:p text:style-name="P5">ev = MulticlassClassificationEvaluator(metricName='accuracy',</text:p>
      <text:p text:style-name="P5"><text:s text:c="46"/>labelCol= 'label',</text:p>
      <text:p text:style-name="P5"><text:s text:c="46"/>predictionCol= 'prediction')</text:p>
      <text:p text:style-name="P5">​</text:p>
      <text:p text:style-name="P5"><text:soft-page-break/># Creation of a 3-fold cross validator</text:p>
      <text:p text:style-name="P5">cv = CrossValidator(estimator = clf,</text:p>
      <text:p text:style-name="P5"><text:s text:c="20"/>estimatorParamMaps = param_grid,</text:p>
      <text:p text:style-name="P5"><text:s text:c="20"/>evaluator=ev,</text:p>
      <text:p text:style-name="P5"><text:s text:c="20"/>numFolds=3)</text:p>
      <text:p text:style-name="P5">​</text:p>
      <text:p text:style-name="P8">cv_model = cv.fit(train)</text:p>
      <text:p text:style-name="P6"># Calculation of predictions on test set </text:p>
      <text:p text:style-name="P5">predictions_cv = cv_model.transform(test)</text:p>
      <text:p text:style-name="P5">​</text:p>
      <text:p text:style-name="P5"># Calculation and display of model accuracy </text:p>
      <text:p text:style-name="P5">accuracy = ev.evaluate(predictions_cv)</text:p>
      <text:p text:style-name="P8">print("RandomForestClassifier Accuracy = ",accuracy)</text:p>
      <text:p text:style-name="P6">RandomForestClassifier Accuracy = <text:s/>0.9993335788569123</text:p>
      <text:p text:style-name="P8">predictions_cv.show(5)</text:p>
      <text:p text:style-name="P7">+-----+--------------------+--------------------+--------------------+----------+</text:p>
      <text:p text:style-name="Preformatted_20_Text">|label| <text:s text:c="11"/>features| <text:s text:c="6"/>rawPrediction| <text:s text:c="8"/>probability|prediction|</text:p>
      <text:p text:style-name="Preformatted_20_Text">+-----+--------------------+--------------------+--------------------+----------+</text:p>
      <text:p text:style-name="Preformatted_20_Text">| <text:s text:c="3"/>0|[7.0,-0.894286082...|[19.9941118780554...|[0.99970559390277...| <text:s text:c="6"/>0.0|</text:p>
      <text:p text:style-name="Preformatted_20_Text">| <text:s text:c="3"/>0|[18.0,0.247491127...|[19.9941118780554...|[0.99970559390277...| <text:s text:c="6"/>0.0|</text:p>
      <text:p text:style-name="Preformatted_20_Text">| <text:s text:c="3"/>0|[23.0,-0.41428881...|[19.9941118780554...|[0.99970559390277...| <text:s text:c="6"/>0.0|</text:p>
      <text:p text:style-name="Preformatted_20_Text">| <text:s text:c="3"/>0|[23.0,1.173284610...|[19.9941118780554...|[0.99970559390277...| <text:s text:c="6"/>0.0|</text:p>
      <text:p text:style-name="Preformatted_20_Text">| <text:s text:c="3"/>0|[26.0,-0.53538776...|[19.9941118780554...|[0.99970559390277...| <text:s text:c="6"/>0.0|</text:p>
      <text:p text:style-name="Preformatted_20_Text">+-----+--------------------+--------------------+--------------------+----------+</text:p>
      <text:p text:style-name="Preformatted_20_Text">only showing top 5 rows</text:p>
      <text:p text:style-name="P5"/>
      <text:p text:style-name="P6"><text:soft-page-break/># Display of model coefficients</text:p>
      <text:p text:style-name="P8">print(cv_model.bestModel)</text:p>
      <text:p text:style-name="P6">RandomForestClassificationModel: uid=RandomForestClassifier_abe25c9391b3, numTrees=20, numClasses=2, numFeatures=30</text:p>
      <text:p text:style-name="P6">​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05:09:40.147083184</meta:creation-date>
    <dc:date>2023-06-06T05:30:24.248865489</dc:date>
    <meta:editing-duration>PT20M45S</meta:editing-duration>
    <meta:editing-cycles>1</meta:editing-cycles>
    <meta:document-statistic meta:table-count="1" meta:image-count="0" meta:object-count="0" meta:page-count="9" meta:paragraph-count="312" meta:word-count="1236" meta:character-count="9967" meta:non-whitespace-character-count="8637"/>
    <meta:generator>LibreOffice/7.4.3.2$MacOSX_X86_64 LibreOffice_project/1048a8393ae2eeec98dff31b5c133c5f1d08b890</meta:generator>
  </office:meta>
</office:document-meta>
</file>